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1.07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c9211e"/>
    </style:style>
    <style:style style:name="ce7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e300e3"/>
    </style:style>
    <style:style style:name="ce8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00ffff"/>
    </style:style>
    <style:style style:name="ce9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00ff00"/>
    </style:style>
    <style:style style:name="ce10" style:family="table-cell" style:parent-style-name="Default">
      <style:table-cell-properties fo:border="none"/>
    </style:style>
    <style:style style:name="ce1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/>
    </style:style>
    <style:style style:name="ce12" style:family="table-cell" style:parent-style-name="Default">
      <style:table-cell-properties fo:background-color="#ffff00" style:cell-protect="protected" style:print-content="true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ff00" style:cell-protect="protected" style:print-content="true" fo:border="0.74pt solid #000000"/>
    </style:style>
    <style:style style:name="ce15" style:family="table-cell" style:parent-style-name="Default">
      <style:table-cell-properties style:cell-protect="protected" style:print-content="true" fo:border="0.74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color="#ca00ca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3.027cm" svg:height="8.975cm" svg:x="0.837cm" svg:y="4.083cm">
            <draw:object draw:notify-on-update-of-ranges="Arkusz1.N1:Arkusz1.V1 Arkusz1.N2:Arkusz1.V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16cm" svg:height="8.994cm" svg:x="13.824cm" svg:y="4.083cm">
            <draw:object draw:notify-on-update-of-ranges="Arkusz1.N5:Arkusz1.V5 Arkusz1.N6:Arkusz1.V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12" table:default-cell-style-name="Default"/>
        <table:table-column table:style-name="co3" table:number-columns-repeated="14" table:default-cell-style-name="Default"/>
        <table:table-column table:style-name="co1" table:number-columns-repeated="985" table:default-cell-style-name="Default"/>
        <table:table-row table:style-name="ro1">
          <table:table-cell table:style-name="ce5" table:number-columns-repeated="8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7" table:style-name="ce6" office:value-type="float" office:value="3" calcext:value-type="float">
            <text:p>3</text:p>
          </table:table-cell>
          <table:table-cell table:style-name="ce5"/>
          <table:table-cell table:style-name="ce11" office:value-type="string" calcext:value-type="string">
            <text:p>d3</text:p>
          </table:table-cell>
          <table:table-cell table:style-name="ce11" office:value-type="string" calcext:value-type="string">
            <text:p>9/24=</text:p>
          </table:table-cell>
          <table:table-cell table:style-name="ce11" table:formula="of:=9/24" office:value-type="float" office:value="0.375" calcext:value-type="float">
            <text:p>0,375</text:p>
          </table:table-cell>
          <table:table-cell table:style-name="ce11" table:formula="of:=24-9" office:value-type="float" office:value="15" calcext:value-type="float">
            <text:p>15</text:p>
          </table:table-cell>
          <table:table-cell table:style-name="ce11"/>
          <table:table-cell table:style-name="ce15" office:value-type="float" office:value="0" calcext:value-type="float">
            <text:p>0</text:p>
          </table:table-cell>
          <table:table-cell table:style-name="ce15" table:formula="of:=[.K2]" office:value-type="float" office:value="0.375" calcext:value-type="float">
            <text:p>0,375</text:p>
          </table:table-cell>
          <table:table-cell table:style-name="ce15" table:formula="of:=[.K3]" office:value-type="float" office:value="0.5625" calcext:value-type="float">
            <text:p>0,5625</text:p>
          </table:table-cell>
          <table:table-cell table:style-name="ce15" table:formula="of:=[.K4]" office:value-type="float" office:value="3.44444444444444" calcext:value-type="float">
            <text:p>3,44444444444444</text:p>
          </table:table-cell>
          <table:table-cell table:style-name="ce15" table:formula="of:=[.K4]" office:value-type="float" office:value="3.44444444444444" calcext:value-type="float">
            <text:p>3,44444444444444</text:p>
          </table:table-cell>
          <table:table-cell table:style-name="ce15" table:formula="of:=[.K4]" office:value-type="float" office:value="3.44444444444444" calcext:value-type="float">
            <text:p>3,44444444444444</text:p>
          </table:table-cell>
          <table:table-cell table:style-name="ce15" table:formula="of:=[.K3]" office:value-type="float" office:value="0.5625" calcext:value-type="float">
            <text:p>0,5625</text:p>
          </table:table-cell>
          <table:table-cell table:style-name="ce15" table:formula="of:=[.K2]" office:value-type="float" office:value="0.375" calcext:value-type="float">
            <text:p>0,37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11" office:value-type="string" calcext:value-type="string">
            <text:p>d2</text:p>
          </table:table-cell>
          <table:table-cell table:style-name="ce11" office:value-type="string" calcext:value-type="string">
            <text:p>9/16=</text:p>
          </table:table-cell>
          <table:table-cell table:style-name="ce11" table:formula="of:=9/16" office:value-type="float" office:value="0.5625" calcext:value-type="float">
            <text:p>0,5625</text:p>
          </table:table-cell>
          <table:table-cell table:style-name="ce11" table:formula="of:=16-9" office:value-type="float" office:value="7" calcext:value-type="float">
            <text:p>7</text:p>
          </table:table-cell>
          <table:table-cell table:style-name="ce11" table:number-columns-repeated="10"/>
          <table:table-cell table:number-columns-repeated="100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11" office:value-type="string" calcext:value-type="string">
            <text:p>d1/0</text:p>
          </table:table-cell>
          <table:table-cell table:style-name="ce12" office:value-type="string" calcext:value-type="string">
            <text:p>9/9+fix=</text:p>
          </table:table-cell>
          <table:table-cell table:style-name="ce12" table:formula="of:=1+[.M4]" office:value-type="float" office:value="3.44444444444444" calcext:value-type="float">
            <text:p>3,44444444444444</text:p>
          </table:table-cell>
          <table:table-cell table:style-name="ce12" office:value-type="float" office:value="0" calcext:value-type="float">
            <text:p>0</text:p>
          </table:table-cell>
          <table:table-cell table:style-name="ce11" table:formula="of:=([.L2]+[.L3])/9" office:value-type="float" office:value="2.44444444444444" calcext:value-type="float">
            <text:p>2,44444444444444</text:p>
          </table:table-cell>
          <table:table-cell table:style-name="ce11" table:number-columns-repeated="9"/>
          <table:table-cell table:number-columns-repeated="100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11" table:number-columns-repeated="4"/>
          <table:table-cell table:style-name="ce11" table:formula="of:=9*[.K4]+16*[.K3]+24*[.K2]" office:value-type="float" office:value="49" calcext:value-type="float">
            <text:p>49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d3</text:p>
          </table:table-cell>
          <table:table-cell office:value-type="string" calcext:value-type="string">
            <text:p>w for d3</text:p>
          </table:table-cell>
          <table:table-cell office:value-type="float" office:value="0.1" calcext:value-type="float">
            <text:p>0,1</text:p>
          </table:table-cell>
          <table:table-cell table:formula="of:=24-24*[.K6]" office:value-type="float" office:value="21.6" calcext:value-type="float">
            <text:p>21,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table:formula="of:=[.K6]" office:value-type="float" office:value="0.1" calcext:value-type="float">
            <text:p>0,1</text:p>
          </table:table-cell>
          <table:table-cell table:style-name="ce16" table:formula="of:=[.K7]" office:value-type="float" office:value="0.2" calcext:value-type="float">
            <text:p>0,2</text:p>
          </table:table-cell>
          <table:table-cell table:style-name="ce16" table:formula="of:=[.K8]" office:value-type="float" office:value="4.82222222222222" calcext:value-type="float">
            <text:p>4,82222222222222</text:p>
          </table:table-cell>
          <table:table-cell table:style-name="ce16" table:formula="of:=[.K8]" office:value-type="float" office:value="4.82222222222222" calcext:value-type="float">
            <text:p>4,82222222222222</text:p>
          </table:table-cell>
          <table:table-cell table:style-name="ce16" table:formula="of:=[.K8]" office:value-type="float" office:value="4.82222222222222" calcext:value-type="float">
            <text:p>4,82222222222222</text:p>
          </table:table-cell>
          <table:table-cell table:style-name="ce16" table:formula="of:=[.K7]" office:value-type="float" office:value="0.2" calcext:value-type="float">
            <text:p>0,2</text:p>
          </table:table-cell>
          <table:table-cell table:style-name="ce16" table:formula="of:=[.K6]" office:value-type="float" office:value="0.1" calcext:value-type="float">
            <text:p>0,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d2</text:p>
          </table:table-cell>
          <table:table-cell office:value-type="string" calcext:value-type="string">
            <text:p>w for d2</text:p>
          </table:table-cell>
          <table:table-cell office:value-type="float" office:value="0.2" calcext:value-type="float">
            <text:p>0,2</text:p>
          </table:table-cell>
          <table:table-cell table:formula="of:=16-16*[.K7]" office:value-type="float" office:value="12.8" calcext:value-type="float">
            <text:p>12,8</text:p>
          </table:table-cell>
          <table:table-cell table:number-columns-repeated="1012"/>
        </table:table-row>
        <table:table-row table:style-name="ro1">
          <table:table-cell table:number-columns-repeated="7" table:style-name="ce6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8]" office:value-type="float" office:value="4.82222222222222" calcext:value-type="float">
            <text:p>4,82222222222222</text:p>
          </table:table-cell>
          <table:table-cell table:style-name="ce13" office:value-type="float" office:value="0" calcext:value-type="float">
            <text:p>0</text:p>
          </table:table-cell>
          <table:table-cell table:formula="of:=([.L6]+[.L7])/9" office:value-type="float" office:value="3.82222222222222" calcext:value-type="float">
            <text:p>3,8222222222222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0"/>
          <table:table-cell table:number-columns-repeated="4"/>
          <table:table-cell table:formula="of:=9*[.K8]+16*[.K7]+24*[.K6]" office:value-type="float" office:value="49" calcext:value-type="float">
            <text:p>49</text:p>
          </table:table-cell>
          <table:table-cell table:number-columns-repeated="1011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8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office:value-type="string" calcext:value-type="string">
            <text:p>w for d3</text:p>
          </table:table-cell>
          <table:table-cell office:value-type="float" office:value="-0.2" calcext:value-type="float">
            <text:p>-0,2</text:p>
          </table:table-cell>
          <table:table-cell table:formula="of:=24-24*[.K31]" office:value-type="float" office:value="28.8" calcext:value-type="float">
            <text:p>28,8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table:formula="of:=[.K31]" office:value-type="float" office:value="-0.2" calcext:value-type="float">
            <text:p>-0,2</text:p>
          </table:table-cell>
          <table:table-cell table:style-name="ce16" table:formula="of:=[.K32]" office:value-type="float" office:value="-0.05" calcext:value-type="float">
            <text:p>-0,05</text:p>
          </table:table-cell>
          <table:table-cell table:style-name="ce16" table:formula="of:=[.K33]" office:value-type="float" office:value="6.06666666666667" calcext:value-type="float">
            <text:p>6,06666666666667</text:p>
          </table:table-cell>
          <table:table-cell table:style-name="ce16" table:formula="of:=[.K33]" office:value-type="float" office:value="6.06666666666667" calcext:value-type="float">
            <text:p>6,06666666666667</text:p>
          </table:table-cell>
          <table:table-cell table:style-name="ce16" table:formula="of:=[.K33]" office:value-type="float" office:value="6.06666666666667" calcext:value-type="float">
            <text:p>6,06666666666667</text:p>
          </table:table-cell>
          <table:table-cell table:style-name="ce16" table:formula="of:=[.K32]" office:value-type="float" office:value="-0.05" calcext:value-type="float">
            <text:p>-0,05</text:p>
          </table:table-cell>
          <table:table-cell table:style-name="ce16" table:formula="of:=[.K31]" office:value-type="float" office:value="-0.2" calcext:value-type="float">
            <text:p>-0,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office:value-type="string" calcext:value-type="string">
            <text:p>w for d2</text:p>
          </table:table-cell>
          <table:table-cell office:value-type="float" office:value="-0.05" calcext:value-type="float">
            <text:p>-0,05</text:p>
          </table:table-cell>
          <table:table-cell table:formula="of:=16-16*[.K32]" office:value-type="float" office:value="16.8" calcext:value-type="float">
            <text:p>16,8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33]" office:value-type="float" office:value="6.06666666666667" calcext:value-type="float">
            <text:p>6,06666666666667</text:p>
          </table:table-cell>
          <table:table-cell table:style-name="ce13" office:value-type="float" office:value="0" calcext:value-type="float">
            <text:p>0</text:p>
          </table:table-cell>
          <table:table-cell table:formula="of:=([.L31]+[.L32])/9" office:value-type="float" office:value="5.06666666666667" calcext:value-type="float">
            <text:p>5,0666666666666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9*[.K33]+16*[.K32]+24*[.K31]"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office:value-type="string" calcext:value-type="string">
            <text:p>w for d3</text:p>
          </table:table-cell>
          <table:table-cell office:value-type="float" office:value="-0.4" calcext:value-type="float">
            <text:p>-0,4</text:p>
          </table:table-cell>
          <table:table-cell table:formula="of:=24-24*[.K37]" office:value-type="float" office:value="33.6" calcext:value-type="float">
            <text:p>33,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table:formula="of:=[.K37]" office:value-type="float" office:value="-0.4" calcext:value-type="float">
            <text:p>-0,4</text:p>
          </table:table-cell>
          <table:table-cell table:style-name="ce16" table:formula="of:=[.K38]" office:value-type="float" office:value="-0.1" calcext:value-type="float">
            <text:p>-0,1</text:p>
          </table:table-cell>
          <table:table-cell table:style-name="ce16" table:formula="of:=[.K39]" office:value-type="float" office:value="6.68888888888889" calcext:value-type="float">
            <text:p>6,68888888888889</text:p>
          </table:table-cell>
          <table:table-cell table:style-name="ce16" table:formula="of:=[.K39]" office:value-type="float" office:value="6.68888888888889" calcext:value-type="float">
            <text:p>6,68888888888889</text:p>
          </table:table-cell>
          <table:table-cell table:style-name="ce16" table:formula="of:=[.K39]" office:value-type="float" office:value="6.68888888888889" calcext:value-type="float">
            <text:p>6,68888888888889</text:p>
          </table:table-cell>
          <table:table-cell table:style-name="ce16" table:formula="of:=[.K38]" office:value-type="float" office:value="-0.1" calcext:value-type="float">
            <text:p>-0,1</text:p>
          </table:table-cell>
          <table:table-cell table:style-name="ce16" table:formula="of:=[.K37]" office:value-type="float" office:value="-0.4" calcext:value-type="float">
            <text:p>-0,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office:value-type="string" calcext:value-type="string">
            <text:p>w for d2</text:p>
          </table:table-cell>
          <table:table-cell office:value-type="float" office:value="-0.1" calcext:value-type="float">
            <text:p>-0,1</text:p>
          </table:table-cell>
          <table:table-cell table:formula="of:=16-16*[.K38]" office:value-type="float" office:value="17.6" calcext:value-type="float">
            <text:p>17,6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39]" office:value-type="float" office:value="6.68888888888889" calcext:value-type="float">
            <text:p>6,68888888888889</text:p>
          </table:table-cell>
          <table:table-cell table:style-name="ce13" office:value-type="float" office:value="0" calcext:value-type="float">
            <text:p>0</text:p>
          </table:table-cell>
          <table:table-cell table:formula="of:=([.L37]+[.L38])/9" office:value-type="float" office:value="5.68888888888889" calcext:value-type="float">
            <text:p>5,68888888888889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9*[.K39]+16*[.K38]+24*[.K37]"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office:value-type="string" calcext:value-type="string">
            <text:p>w for d3</text:p>
          </table:table-cell>
          <table:table-cell office:value-type="float" office:value="-0.33333" calcext:value-type="float">
            <text:p>-0,33333</text:p>
          </table:table-cell>
          <table:table-cell table:formula="of:=24-24*[.K43]" office:value-type="float" office:value="31.99992" calcext:value-type="float">
            <text:p>31,9999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table:formula="of:=[.K43]" office:value-type="float" office:value="-0.33333" calcext:value-type="float">
            <text:p>-0,33333</text:p>
          </table:table-cell>
          <table:table-cell table:style-name="ce16" table:formula="of:=[.K44]" office:value-type="float" office:value="0.1" calcext:value-type="float">
            <text:p>0,1</text:p>
          </table:table-cell>
          <table:table-cell table:style-name="ce16" table:formula="of:=[.K45]" office:value-type="float" office:value="6.15554666666667" calcext:value-type="float">
            <text:p>6,15554666666667</text:p>
          </table:table-cell>
          <table:table-cell table:style-name="ce16" table:formula="of:=[.K45]" office:value-type="float" office:value="6.15554666666667" calcext:value-type="float">
            <text:p>6,15554666666667</text:p>
          </table:table-cell>
          <table:table-cell table:style-name="ce16" table:formula="of:=[.K45]" office:value-type="float" office:value="6.15554666666667" calcext:value-type="float">
            <text:p>6,15554666666667</text:p>
          </table:table-cell>
          <table:table-cell table:style-name="ce16" table:formula="of:=[.K44]" office:value-type="float" office:value="0.1" calcext:value-type="float">
            <text:p>0,1</text:p>
          </table:table-cell>
          <table:table-cell table:style-name="ce16" table:formula="of:=[.K43]" office:value-type="float" office:value="-0.33333" calcext:value-type="float">
            <text:p>-0,3333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office:value-type="string" calcext:value-type="string">
            <text:p>w for d2</text:p>
          </table:table-cell>
          <table:table-cell office:value-type="float" office:value="0.1" calcext:value-type="float">
            <text:p>0,1</text:p>
          </table:table-cell>
          <table:table-cell table:formula="of:=16-16*[.K44]" office:value-type="float" office:value="14.4" calcext:value-type="float">
            <text:p>14,4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45]" office:value-type="float" office:value="6.15554666666667" calcext:value-type="float">
            <text:p>6,15554666666667</text:p>
          </table:table-cell>
          <table:table-cell table:style-name="ce13" office:value-type="float" office:value="0" calcext:value-type="float">
            <text:p>0</text:p>
          </table:table-cell>
          <table:table-cell table:formula="of:=([.L43]+[.L44])/9" office:value-type="float" office:value="5.15554666666667" calcext:value-type="float">
            <text:p>5,1555466666666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9*[.K45]+16*[.K44]+24*[.K43]" office:value-type="float" office:value="49" calcext:value-type="float">
            <text:p>49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4:57:10.841351869</meta:creation-date>
    <dc:date>2025-11-20T20:42:35.413913291</dc:date>
    <meta:editing-duration>PT1H11M15S</meta:editing-duration>
    <meta:editing-cycles>7</meta:editing-cycles>
    <meta:generator>LibreOffice/7.3.7.2$Linux_X86_64 LibreOffice_project/30$Build-2</meta:generator>
    <meta:document-statistic meta:table-count="1" meta:cell-count="2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28cm" svg:height="8.976cm" xlink:href=".." xlink:type="simple" chart:class="chart:scatter" chart:style-name="ch1">
        <chart:plot-area chart:style-name="ch2" table:cell-range-address="Arkusz1.N1:Arkusz1.V2" svg:x="0.26cm" svg:y="0.179cm" svg:width="12.508cm" svg:height="8.618cm">
          <chart:coordinate-region svg:x="0.407cm" svg:y="0.379cm" svg:width="12.267cm" svg:height="7.77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N2:Arkusz1.V2" chart:class="chart:scatter">
            <chart:domain table:cell-range-address="Arkusz1.N1:Arkusz1.V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Wiersz 1</text:p>
                <draw:g>
                  <svg:desc/>
                </draw:g>
              </table:table-cell>
              <table:table-cell office:value-type="float" office:value="-4">
                <text:p>-4</text:p>
                <draw:g>
                  <svg:desc>Arkusz1.N1:Arkusz1.V1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usz1.N2:Arkusz1.V2</svg:desc>
                </draw:g>
              </table:table-cell>
              <table:table-cell office:value-type="float" office:value="0.375">
                <text:p>0.375</text:p>
              </table:table-cell>
              <table:table-cell office:value-type="float" office:value="0.5625">
                <text:p>0.5625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0.5625">
                <text:p>0.562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a00ca" draw:fill-color="#ca00ca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17cm" svg:height="8.995cm" xlink:href=".." xlink:type="simple" chart:class="chart:scatter" chart:style-name="ch1">
        <chart:plot-area chart:style-name="ch2" table:cell-range-address="Arkusz1.N5:Arkusz1.V6" svg:x="0.26cm" svg:y="0.179cm" svg:width="12.497cm" svg:height="8.637cm">
          <chart:coordinate-region svg:x="0.406cm" svg:y="0.378cm" svg:width="12.257cm" svg:height="7.7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N6:Arkusz1.V6" chart:class="chart:scatter">
            <chart:domain table:cell-range-address="Arkusz1.N5:Arkusz1.V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Wiersz 5</text:p>
                <draw:g>
                  <svg:desc/>
                </draw:g>
              </table:table-cell>
              <table:table-cell office:value-type="float" office:value="-4">
                <text:p>-4</text:p>
                <draw:g>
                  <svg:desc>Arkusz1.N5:Arkusz1.V5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usz1.N6:Arkusz1.V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4.82222222222222">
                <text:p>4.82222222222222</text:p>
              </table:table-cell>
              <table:table-cell office:value-type="float" office:value="4.82222222222222">
                <text:p>4.82222222222222</text:p>
              </table:table-cell>
              <table:table-cell office:value-type="float" office:value="4.82222222222222">
                <text:p>4.8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